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spbian</text:p>
      <text:p text:style-name="P1"/>
      <text:p text:style-name="P1">Qu'est ce que Raspbian ?</text:p>
      <text:p text:style-name="P1"><text:tab/>Raspbian  est un système d'exploitation basé sur la distribution GNU/Linux Debian et il est optimisé pour être installé sur un Raspberry Pi. </text:p>
      <text:p text:style-name="P1"/>
      <text:p text:style-name="P1">Pourquoi avoir choisi Raspbian ?</text:p>
      <text:p text:style-name="P1"><text:tab/>La Raspberry Pi est une machine doté d'une faible puissance de calcul et de peu de RAM. Par conséquent, il est préférable d'installer un système optimisé pour la Raspberry Pi. De plus, raspbian est un dérivé de Debian, nous avons donc accès à une majeur partie de la documentation de dedian. Enfin Raspbian est la distribution la plus utilisé pour Raspberry, elle bénéficie donc d'une large communauté et active, ceux qui peut être très utile.</text:p>
      <text:p text:style-name="P1"/>
      <text:p text:style-name="P1">Java</text:p>
      <text:p text:style-name="P1"><text:tab/>Lors de nos premières rencontres avec le client, il nous avait fournit une liste de projet développer en Java qui pouvaient répondre à ses attentes. Nous nous sommes donc intéressé à cette liste. Dedans se trouver le framework JPPF que nous avons choisi car il répondait parfaitement au attente du client. De plus, Java est un langage portable, c'est-à-dire qu'il est indépendant de toute platforme. Il est sûr, la sécurité fait partie intégrante du système d'exécution et du compilateur et il est multitâche, c'est-à-dire qu'il permet l'utilisation de threads. La JVM utilise elle même plusieurs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20:37:37.95</meta:creation-date>
    <dc:date>2015-01-27T21:34:36.65</dc:date>
    <meta:editing-duration>PT56M59S</meta:editing-duration>
    <meta:editing-cycles>2</meta:editing-cycles>
    <meta:generator>OpenOffice/4.0.1$Win32 OpenOffice.org_project/401m5$Build-9714</meta:generator>
    <meta:document-statistic meta:table-count="0" meta:image-count="0" meta:object-count="0" meta:page-count="1" meta:paragraph-count="7" meta:word-count="205" meta:character-count="1257"/>
  </office:meta>
</office:document-meta>
</file>